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left="1.27cm" fo:margin-right="0cm" fo:text-indent="-0.635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officeooo:rsid="0008e42c" officeooo:paragraph-rsid="0008e42c" style:font-weight-asian="bold" style:font-weight-complex="bold"/>
    </style:style>
    <style:style style:name="P7" style:family="paragraph" style:parent-style-name="Standard" style:list-style-name="L1">
      <style:text-properties officeooo:rsid="0007d51f" officeooo:paragraph-rsid="0007d51f"/>
    </style:style>
    <style:style style:name="P8" style:family="paragraph" style:parent-style-name="Standard" style:list-style-name="L2">
      <style:text-properties fo:font-weight="normal" officeooo:rsid="0008e42c" officeooo:paragraph-rsid="0008e42c" style:font-weight-asian="normal" style:font-weight-complex="normal"/>
    </style:style>
    <style:style style:name="P9" style:family="paragraph" style:parent-style-name="Standard">
      <style:text-properties fo:font-weight="normal" officeooo:rsid="0008e42c" officeooo:paragraph-rsid="0008e42c" style:font-weight-asian="normal" style:font-weight-complex="normal"/>
    </style:style>
    <style:style style:name="P10" style:family="paragraph" style:parent-style-name="Standard">
      <style:text-properties fo:font-weight="bold" officeooo:rsid="0009eb0f" officeooo:paragraph-rsid="0009eb0f" style:font-weight-asian="bold" style:font-weight-complex="bold"/>
    </style:style>
    <style:style style:name="P11" style:family="paragraph" style:parent-style-name="Standard" style:master-page-name="First_20_Page">
      <style:paragraph-properties fo:margin-top="0cm" fo:margin-bottom="0cm" loext:contextual-spacing="false" style:page-number="1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Multiclass Classification</text:p>
      <text:p text:style-name="P1"/>
      <text:p text:style-name="P1">Geolocated Clustering</text:p>
      <text:p text:style-name="P1"/>
      <text:p text:style-name="P1">Python - has the scikit-learn library which features various classification and clustering algorithms.</text:p>
      <text:p text:style-name="P1"/>
      <text:p text:style-name="P1">Google search query to explore: <text:span text:style-name="T1">cluster gps data</text:span></text:p>
      <text:p text:style-name="P4"/>
      <text:p text:style-name="P4">Problems to solve (details in written notes):</text:p>
      <text:list xml:id="list767038130" text:style-name="WWNum1">
        <text:list-item>
          <text:p text:style-name="P12">Analysis of Map Traces</text:p>
        </text:list-item>
      </text:list>
      <text:list xml:id="list3414073856" text:style-name="L1">
        <text:list-item>
          <text:p text:style-name="P7">OSM</text:p>
        </text:list-item>
      </text:list>
      <text:list xml:id="list162843721716333" text:continue-list="list767038130" text:style-name="WWNum1">
        <text:list-item>
          <text:p text:style-name="P12">User Qualification</text:p>
        </text:list-item>
        <text:list-item>
          <text:p text:style-name="P12">Classification of Qualified Users</text:p>
        </text:list-item>
      </text:list>
      <text:p text:style-name="P5"/>
      <text:p text:style-name="P6">Literature Survey Points</text:p>
      <text:list xml:id="list2733822411" text:style-name="L2">
        <text:list-item>
          <text:p text:style-name="P8">OSM discussion</text:p>
        </text:list-item>
        <text:list-item>
          <text:p text:style-name="P8">python + scikit and its advantages over other languages</text:p>
        </text:list-item>
        <text:list-item>
          <text:p text:style-name="P8">types of classification – and why clustering is best – multiclass, geolocation clustering</text:p>
        </text:list-item>
        <text:list-item>
          <text:p text:style-name="P8">how to qualify users​?</text:p>
        </text:list-item>
      </text:list>
      <text:p text:style-name="P9"/>
      <text:p text:style-name="P10">Trajectory Data Mining Survey Notes:</text:p>
      <text:p text:style-name="P9">The goal of noise filtering is to remove from a trajectory some noise points that may be caused by the poor signal of location positioning systems (e.g. when traveling in a city canyon). </text:p>
      <text:p text:style-name="P9">A stay point detection algorithm identifies the location where a moving object has stayed for a while within a certain distance threshold. A stay point could stand for a restaurant or a shopping mall that a user has been to, carrying more semantic meanings than other points in a trajectory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Large Scale Analysis of Mobile Trajectories</text:p>
        <text:p text:style-name="MP3"/>
        <text:p text:style-name="MP3">Omar Iltaf</text:p>
        <text:p text:style-name="MP3">Supervised by Prof. Fabio Ciravegna</text:p>
        <text:p text:style-name="MP3">COM3610</text:p>
        <text:p text:style-name="MP3">3rd October 2018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2">Large Scale Analysis of Mobile Trajectories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2-01T16:28:43.059196664</dc:date>
    <meta:editing-duration>PT3H12M48S</meta:editing-duration>
    <meta:editing-cycles>4</meta:editing-cycles>
    <meta:document-statistic meta:table-count="0" meta:image-count="0" meta:object-count="0" meta:page-count="1" meta:paragraph-count="23" meta:word-count="191" meta:character-count="1200" meta:non-whitespace-character-count="1035"/>
  </office:meta>
</office:document-meta>
</file>